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368" officeooo:paragraph-rsid="0016e368"/>
    </style:style>
    <style:style style:name="P2" style:family="paragraph" style:parent-style-name="Standard">
      <style:paragraph-properties fo:text-align="justify" style:justify-single-word="false"/>
      <style:text-properties officeooo:rsid="0016e368" officeooo:paragraph-rsid="0016e368"/>
    </style:style>
    <style:style style:name="P3" style:family="paragraph" style:parent-style-name="Standard">
      <style:paragraph-properties fo:text-align="justify" style:justify-single-word="false"/>
      <style:text-properties officeooo:rsid="0016e368" officeooo:paragraph-rsid="001876ed"/>
    </style:style>
    <style:style style:name="P4" style:family="paragraph" style:parent-style-name="Standard">
      <style:paragraph-properties fo:text-align="justify" style:justify-single-word="false"/>
      <style:text-properties officeooo:rsid="001876ed" officeooo:paragraph-rsid="001876ed"/>
    </style:style>
    <style:style style:name="P5" style:family="paragraph" style:parent-style-name="Standard">
      <style:paragraph-properties fo:text-align="justify" style:justify-single-word="false"/>
      <style:text-properties officeooo:rsid="0019b849" officeooo:paragraph-rsid="0019b849"/>
    </style:style>
    <style:style style:name="P6" style:family="paragraph" style:parent-style-name="Standard">
      <style:paragraph-properties fo:text-align="justify" style:justify-single-word="false"/>
      <style:text-properties officeooo:rsid="00159167" officeooo:paragraph-rsid="00159167"/>
    </style:style>
    <style:style style:name="P7" style:family="paragraph" style:parent-style-name="Standard">
      <style:paragraph-properties fo:text-align="justify" style:justify-single-word="false"/>
      <style:text-properties officeooo:rsid="0019b849" officeooo:paragraph-rsid="0019b849"/>
    </style:style>
    <style:style style:name="P8" style:family="paragraph" style:parent-style-name="Standard">
      <style:paragraph-properties fo:text-align="justify" style:justify-single-word="false"/>
      <style:text-properties officeooo:rsid="001d79a8" officeooo:paragraph-rsid="001d79a8"/>
    </style:style>
    <style:style style:name="T1" style:family="text">
      <style:text-properties officeooo:rsid="0016ff78"/>
    </style:style>
    <style:style style:name="T2" style:family="text">
      <style:text-properties officeooo:rsid="001df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mail para o Levi</text:p>
      <text:p text:style-name="P6"/>
      <text:p text:style-name="P6">Cabeçalho: [INF 628] Projeto final de trabalho</text:p>
      <text:p text:style-name="P6"/>
      <text:p text:style-name="P6">Olá Levi, tudo bem?</text:p>
      <text:p text:style-name="P6"/>
      <text:p text:style-name="P2">Abaixo, eu e o Lucas iremos <text:span text:style-name="T1">dar uma breve descrição</text:span> <text:span text:style-name="T1">d</text:span>o projeto final para disciplina <text:span text:style-name="T1">de INF 628</text:span>.</text:p>
      <text:p text:style-name="P2"/>
      <text:p text:style-name="P3">O projeto irá trabalhar com duas áreas em conjuntas (Inteligência Artificial e Compiladores). <text:span text:style-name="T1">Iremos aplicar os conceitos aprendidos da disciplina em um problema em aberto da área de compiladores, que são as ordens provindas de flags que otimizam o código escrito por um programador. Por exemplo, quando você compila um código utilizando a flag -O3, você está utilizando diversas flags que foram previamente testadas em busca de melhorar o código escrito por um programador. A ordem que as flags que são passadas fazem diferenças (pois, cada uma aplica uma mudança que altera o código intermediário a cada instante que é aplicado) e, além disso, é possível ter flags que se repetem. Assim, o número de possibilidades é de um fator de (2^n) * n! e, desta maneira uma solução utilizando aprendizagem seria interesse nesse problema.</text:span></text:p>
      <text:p text:style-name="P4"/>
      <text:p text:style-name="P5">Iremos utilizar dois algoritmos que foram aprendidos na disciplina: Algoritmo Genético e Algoritmo Genético + RNA. </text:p>
      <text:p text:style-name="P5"/>
      <text:p text:style-name="P5">Sobre o formato do artigo a ser entregue para você, esperamos que será na forma de artigo no formato da SBC de coluna XXXX.</text:p>
      <text:p text:style-name="P5"/>
      <text:p text:style-name="P8">Algumas ref<text:span text:style-name="T2">e</text:span>rências de trabalhos que trabalharam nesta mesma linha, mas aplicaram em outros tipos de problemas:</text:p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42:51.080180240</meta:creation-date>
    <meta:generator>LibreOffice/6.2.2.2$Linux_X86_64 LibreOffice_project/20$Build-2</meta:generator>
    <dc:date>2019-06-05T10:12:30.027596088</dc:date>
    <meta:editing-duration>PT28M10S</meta:editing-duration>
    <meta:editing-cycles>10</meta:editing-cycles>
    <meta:document-statistic meta:table-count="0" meta:image-count="0" meta:object-count="0" meta:page-count="1" meta:paragraph-count="8" meta:word-count="224" meta:character-count="1356" meta:non-whitespace-character-count="1139"/>
  </office:meta>
</office:document-meta>
</file>